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1. Generalisierte Koordinaten festlegen:</mtext>
          </mrow>
        </mtd>
      </mtr>
      <mtr>
        <mtd>
          <mrow>
            <mstyle mathvariant="bold">
              <mrow>
                <mi>q</mi>
              </mrow>
            </mstyle>
            <mrow>
              <mi/>
              <mo stretchy="false">≡</mo>
              <mi/>
            </mrow>
            <mrow>
              <mo stretchy="false">(</mo>
              <mrow>
                <msub>
                  <mi>q</mi>
                  <mn>1</mn>
                </msub>
                <mi>,</mi>
                <msub>
                  <mi>q</mi>
                  <mn>2</mn>
                </msub>
                <mi>,</mi>
                <mo stretchy="false">…</mo>
                <mi>,</mi>
                <msub>
                  <mi>q</mi>
                  <mi>S</mi>
                </msub>
              </mrow>
              <mo stretchy="false">)</mo>
            </mrow>
          </mrow>
        </mtd>
      </mtr>
      <mtr>
        <mtd>
          <mrow>
            <mtext>2. Transformationsgleichungen aufstellen:</mtext>
          </mrow>
        </mtd>
      </mtr>
      <mtr>
        <mtd>
          <mrow>
            <mstyle mathvariant="bold">
              <mrow>
                <msub>
                  <mi>r</mi>
                  <mi>i</mi>
                </msub>
              </mrow>
            </mstyle>
            <mrow>
              <mi/>
              <mo stretchy="false">=</mo>
              <mi/>
            </mrow>
            <mstyle mathvariant="bold">
              <mrow>
                <msub>
                  <mi>r</mi>
                  <mi>i</mi>
                </msub>
              </mrow>
            </mstyle>
            <mrow>
              <mo stretchy="false">(</mo>
              <mrow>
                <msub>
                  <mi>q</mi>
                  <mn>1</mn>
                </msub>
                <mi>,</mi>
                <mo stretchy="false">…</mo>
                <mi>,</mi>
                <msub>
                  <mi>q</mi>
                  <mi>S</mi>
                </msub>
                <mi>,</mi>
                <mi>t</mi>
              </mrow>
              <mo stretchy="false">)</mo>
            </mrow>
          </mrow>
        </mtd>
      </mtr>
      <mtr>
        <mtd>
          <mrow>
            <mi>i</mi>
            <mrow>
              <mi/>
              <mo stretchy="false">=</mo>
              <mi/>
            </mrow>
            <mn>1</mn>
            <mi>,</mi>
            <mn>2</mn>
            <mi>,</mi>
            <mo stretchy="false">…</mo>
            <mi>,</mi>
            <mi>N</mi>
          </mrow>
        </mtd>
      </mtr>
      <mtr>
        <mtd>
          <mrow>
            <mstyle mathvariant="bold">
              <mrow>
                <mover accent="true">
                  <msub>
                    <mi>r</mi>
                    <mi>i</mi>
                  </msub>
                  <mo stretchy="false">˙</mo>
                </mover>
              </mrow>
            </mstyle>
            <mrow>
              <mi/>
              <mo stretchy="false">=</mo>
              <mi/>
            </mrow>
            <mstyle mathvariant="bold">
              <mrow>
                <mover accent="true">
                  <msub>
                    <mi>r</mi>
                    <mi>i</mi>
                  </msub>
                  <mo stretchy="false">˙</mo>
                </mover>
              </mrow>
            </mstyle>
            <mrow>
              <mo stretchy="false">(</mo>
              <mrow>
                <mstyle mathvariant="bold">
                  <mrow>
                    <mi>q</mi>
                  </mrow>
                </mstyle>
                <mi>,</mi>
                <mstyle mathvariant="bold">
                  <mrow>
                    <mover accent="true">
                      <mi>q</mi>
                      <mo stretchy="false">˙</mo>
                    </mover>
                  </mrow>
                </mstyle>
                <mi>,</mi>
                <mi>t</mi>
              </mrow>
              <mo stretchy="false">)</mo>
            </mrow>
          </mrow>
        </mtd>
      </mtr>
      <mtr>
        <mtd>
          <mrow>
            <mtext>3. Kinetische und potentielle Energie in den Teilchenkoordinaten formulieren,</mtext>
          </mrow>
        </mtd>
      </mtr>
      <mtr>
        <mtd>
          <mrow>
            <mphantom>
              <mstyle>
                <mrow>
                  <mtext>3. </mtext>
                </mrow>
              </mstyle>
            </mphantom>
            <mtext>dann 2. einsetzen:</mtext>
          </mrow>
        </mtd>
      </mtr>
      <mtr>
        <mtd>
          <mrow>
            <mi>L</mi>
            <mrow>
              <mo stretchy="false">(</mo>
              <mrow>
                <mstyle mathvariant="bold">
                  <mrow>
                    <mi>q</mi>
                  </mrow>
                </mstyle>
                <mi>,</mi>
                <mstyle mathvariant="bold">
                  <mrow>
                    <mover accent="true">
                      <mi>q</mi>
                      <mo stretchy="false">˙</mo>
                    </mover>
                  </mrow>
                </mstyle>
                <mi>,</mi>
                <mi>t</mi>
              </mrow>
              <mo stretchy="false">)</mo>
            </mrow>
            <mrow>
              <mi/>
              <mo stretchy="false">=</mo>
              <mi/>
            </mrow>
            <mi>T</mi>
            <mrow>
              <mo stretchy="false">(</mo>
              <mrow>
                <mstyle mathvariant="bold">
                  <mrow>
                    <mi>q</mi>
                  </mrow>
                </mstyle>
                <mi>,</mi>
                <mstyle mathvariant="bold">
                  <mrow>
                    <mover accent="true">
                      <mi>q</mi>
                      <mo stretchy="false">˙</mo>
                    </mover>
                  </mrow>
                </mstyle>
                <mi>,</mi>
                <mi>t</mi>
              </mrow>
              <mo stretchy="false">)</mo>
            </mrow>
            <mrow>
              <mi/>
              <mo stretchy="false">−</mo>
              <mi/>
            </mrow>
            <mi>V</mi>
            <mrow>
              <mo stretchy="false">(</mo>
              <mrow>
                <mstyle mathvariant="bold">
                  <mrow>
                    <mi>q</mi>
                  </mrow>
                </mstyle>
                <mi>,</mi>
                <mi>t</mi>
              </mrow>
              <mo stretchy="false">)</mo>
            </mrow>
            <mi/>
            <mtext>(konservatives System)</mtext>
          </mrow>
        </mtd>
      </mtr>
      <mtr>
        <mtd>
          <mrow>
            <mtext>4. Generalisierte Impulse berechnen:</mtext>
          </mrow>
        </mtd>
      </mtr>
      <mtr>
        <mtd>
          <mrow>
            <msub>
              <mi>p</mi>
              <mi>j</mi>
            </msub>
            <mrow>
              <mi/>
              <mo stretchy="false">=</mo>
              <mi/>
            </mrow>
            <mfrac>
              <mrow>
                <mo stretchy="false">∂</mo>
                <mi>L</mi>
              </mrow>
              <mrow>
                <mo stretchy="false">∂</mo>
                <mover accent="true">
                  <msub>
                    <mi>q</mi>
                    <mi>j</mi>
                  </msub>
                  <mo stretchy="false">˙</mo>
                </mover>
              </mrow>
            </mfrac>
            <mi/>
            <mstyle mathsize="120%">
              <mrow>
                <mo stretchy="false">⇒</mo>
              </mrow>
            </mstyle>
            <mi/>
            <msub>
              <mi>p</mi>
              <mi>j</mi>
            </msub>
            <mrow>
              <mi/>
              <mo stretchy="false">=</mo>
              <mi/>
            </mrow>
            <msub>
              <mi>p</mi>
              <mi>j</mi>
            </msub>
            <mrow>
              <mo stretchy="false">(</mo>
              <mrow>
                <mstyle mathvariant="bold">
                  <mrow>
                    <mi>q</mi>
                  </mrow>
                </mstyle>
                <mi>,</mi>
                <mstyle mathvariant="bold">
                  <mrow>
                    <mover accent="true">
                      <mi>q</mi>
                      <mo stretchy="false">˙</mo>
                    </mover>
                  </mrow>
                </mstyle>
                <mi>,</mi>
                <mi>t</mi>
              </mrow>
              <mo stretchy="false">)</mo>
            </mrow>
            <mi/>
            <mi>,</mi>
            <mi/>
            <mi>j</mi>
            <mrow>
              <mi/>
              <mo stretchy="false">=</mo>
              <mi/>
            </mrow>
            <mn>1</mn>
            <mi>,</mi>
            <mn>2</mn>
            <mi>,</mi>
            <mo stretchy="false">…</mo>
            <mi>,</mi>
            <mi>S</mi>
          </mrow>
        </mtd>
      </mtr>
      <mtr>
        <mtd>
          <mrow>
            <mtext>5. Auflösen nach </mtext>
            <mover accent="true">
              <msub>
                <mi>q</mi>
                <mi>j</mi>
              </msub>
              <mo stretchy="false">˙</mo>
            </mover>
            <mtext>:</mtext>
          </mrow>
        </mtd>
      </mtr>
      <mtr>
        <mtd>
          <mrow>
            <mover accent="true">
              <msub>
                <mi>q</mi>
                <mi>j</mi>
              </msub>
              <mo stretchy="false">˙</mo>
            </mover>
            <mrow>
              <mi/>
              <mo stretchy="false">=</mo>
              <mi/>
            </mrow>
            <mover accent="true">
              <msub>
                <mi>q</mi>
                <mi>j</mi>
              </msub>
              <mo stretchy="false">˙</mo>
            </mover>
            <mrow>
              <mo stretchy="false">(</mo>
              <mrow>
                <mstyle mathvariant="bold">
                  <mrow>
                    <mi>q</mi>
                  </mrow>
                </mstyle>
                <mi>,</mi>
                <mstyle mathvariant="bold">
                  <mrow>
                    <mi>p</mi>
                  </mrow>
                </mstyle>
                <mi>,</mi>
                <mi>t</mi>
              </mrow>
              <mo stretchy="false">)</mo>
            </mrow>
            <mi/>
            <mi>,</mi>
            <mi/>
            <mi>j</mi>
            <mrow>
              <mi/>
              <mo stretchy="false">=</mo>
              <mi/>
            </mrow>
            <mn>1</mn>
            <mi>,</mi>
            <mn>2</mn>
            <mi>,</mi>
            <mo stretchy="false">…</mo>
            <mi>,</mi>
            <mi>S</mi>
          </mrow>
        </mtd>
      </mtr>
      <mtr>
        <mtd>
          <mrow>
            <mtext>6. Lagrange-Funktion:</mtext>
          </mrow>
        </mtd>
      </mtr>
      <mtr>
        <mtd>
          <mrow>
            <mi>L</mi>
            <mfenced open="(" close=")">
              <mrow>
                <mstyle mathvariant="bold">
                  <mrow>
                    <mi>q</mi>
                  </mrow>
                </mstyle>
                <mi>,</mi>
                <mstyle mathvariant="bold">
                  <mrow>
                    <mover accent="true">
                      <mi>q</mi>
                      <mo stretchy="false">˙</mo>
                    </mover>
                  </mrow>
                </mstyle>
                <mrow>
                  <mo stretchy="false">(</mo>
                  <mrow>
                    <mstyle mathvariant="bold">
                      <mrow>
                        <mi>q</mi>
                      </mrow>
                    </mstyle>
                    <mi>,</mi>
                    <mstyle mathvariant="bold">
                      <mrow>
                        <mi>p</mi>
                      </mrow>
                    </mstyle>
                    <mi>,</mi>
                    <mi>t</mi>
                  </mrow>
                  <mo stretchy="false">)</mo>
                </mrow>
                <mi>,</mi>
                <mi>t</mi>
              </mrow>
            </mfenced>
            <mrow>
              <mi/>
              <mo stretchy="false">=</mo>
              <mi/>
            </mrow>
            <mover accent="true">
              <mi>L</mi>
              <mo stretchy="false">̃</mo>
            </mover>
            <mrow>
              <mo stretchy="false">(</mo>
              <mrow>
                <mstyle mathvariant="bold">
                  <mrow>
                    <mi>q</mi>
                  </mrow>
                </mstyle>
                <mi>,</mi>
                <mstyle mathvariant="bold">
                  <mrow>
                    <mi>p</mi>
                  </mrow>
                </mstyle>
                <mi>,</mi>
                <mi>t</mi>
              </mrow>
              <mo stretchy="false">)</mo>
            </mrow>
          </mrow>
        </mtd>
      </mtr>
      <mtr>
        <mtd>
          <mrow>
            <mtext>7. Legendre-Transformation:</mtext>
          </mrow>
        </mtd>
      </mtr>
      <mtr>
        <mtd>
          <mrow>
            <mi>H</mi>
            <mrow>
              <mo stretchy="false">(</mo>
              <mrow>
                <mstyle mathvariant="bold">
                  <mrow>
                    <mi>q</mi>
                  </mrow>
                </mstyle>
                <mi>,</mi>
                <mstyle mathvariant="bold">
                  <mrow>
                    <mi>p</mi>
                  </mrow>
                </mstyle>
                <mi>,</mi>
                <mi>t</mi>
              </mrow>
              <mo stretchy="false">)</mo>
            </mrow>
            <mrow>
              <mi/>
              <mo stretchy="false">=</mo>
              <mi/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i>S</mi>
              </munderover>
              <msub>
                <mi>p</mi>
                <mi>j</mi>
              </msub>
            </mrow>
            <mover accent="true">
              <msub>
                <mi>q</mi>
                <mi>j</mi>
              </msub>
              <mo stretchy="false">˙</mo>
            </mover>
            <mrow>
              <mo stretchy="false">(</mo>
              <mrow>
                <mstyle mathvariant="bold">
                  <mrow>
                    <mi>q</mi>
                  </mrow>
                </mstyle>
                <mi>,</mi>
                <mstyle mathvariant="bold">
                  <mrow>
                    <mi>p</mi>
                  </mrow>
                </mstyle>
                <mi>,</mi>
                <mi>t</mi>
              </mrow>
              <mo stretchy="false">)</mo>
            </mrow>
            <mrow>
              <mi/>
              <mo stretchy="false">−</mo>
              <mi/>
            </mrow>
            <mover accent="true">
              <mi>L</mi>
              <mo stretchy="false">̃</mo>
            </mover>
            <mrow>
              <mo stretchy="false">(</mo>
              <mrow>
                <mstyle mathvariant="bold">
                  <mrow>
                    <mi>q</mi>
                  </mrow>
                </mstyle>
                <mi>,</mi>
                <mstyle mathvariant="bold">
                  <mrow>
                    <mi>p</mi>
                  </mrow>
                </mstyle>
                <mi>,</mi>
                <mi>t</mi>
              </mrow>
              <mo stretchy="false">)</mo>
            </mrow>
          </mrow>
        </mtd>
      </mtr>
      <mtr>
        <mtd>
          <mrow>
            <mtext>8. Kanonische Gleichungen aufstellen und integrieren</mtext>
          </mrow>
        </mtd>
      </mtr>
    </mtable>
    <annotation encoding="StarMath 5.0">"1. Generalisierte Koordinaten festlegen:" newline
bold q ` equiv ` ( q _1 , q _2 , dotslow , q_S ) newline
"2. Transformationsgleichungen aufstellen:" newline
bold r_i `=` bold r_i ( q _1 , dotslow , q_S , t ) newline
alignr i `=` 1 , 2 , dotslow , N newline
bold dot r_i `=` bold dot r_i (bold q , bold dot q , t) newline
"3. Kinetische und potentielle Energie in den Teilchenkoordinaten formulieren," newline
alignl phantom "3. " "dann 2. einsetzen:" newline
L (bold q , bold dot q , t) `=` T (bold q , bold dot q , t) `-` V (bold q , t) ~ "(konservatives System)" newline
"4. Generalisierte Impulse berechnen:" newline
p_j `=` {partial L} over {partial dot q_j} ~ size*1.2 drarrow ~ p_j `=` p_j (bold q , bold dot q , t) `,~ j `=` 1 , 2 , dotslow , S newline
"5. Auflösen nach "dot q_j":" newline
dot q_j `=` dot q_j (bold q , bold p , t) `,~ j `=` 1 , 2 , dotslow , S newline
"6. Lagrange-Funktion:" newline
L left ( bold q , bold dot q (bold q , bold p , t) , t right ) `=` tilde L (bold q , bold p , t) newline
"7. Legendre-Transformation:" newline
H (bold q , bold p , t) `=` sum from j=1 to S p_j dot q_j (bold q , bold p , t) `-` tilde L (bold q , bold p , t) newline
"8. Kanonische Gleichungen aufstellen und integrieren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</office:meta>
</office:document-meta>
</file>